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2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2])); NOT(ISBLANK([.$A2]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14"/>
        <table:table-column table:style-name="co6" table:default-cell-style-name="ce3"/>
        <table:table-column table:style-name="co7" table:default-cell-style-name="Default"/>
        <table:table-column table:style-name="co5" table:number-columns-repeated="1015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/>
          <table:table-cell table:style-name="Default" table:number-columns-repeated="1015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office:value-type="string" calcext:value-type="string">
            <text:p><text:span text:style-name="T1">https://scratch.mit.edu/projects/198861730</text:span>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office:value-type="string" calcext:value-type="string">
            <text:p>https://scratch.mit.edu/projects/904901399/</text:p>
          </table:table-cell>
          <table:table-cell office:value-type="string" calcext:value-type="string">
            <text:p><text:span text:style-name="T1"><text:a xlink:href="https://uploads.scratch.mit.edu/get_image/project/904901399" xlink:type="simple">https://uploads.scratch.mit.edu/get_image/project/904901399</text:a></text:span>_480x360.png</text:p>
          </table:table-cell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J2:Feuille1.AMJ1048576 Feuille1.A2:Feuille1.H1048576">
            <calcext:condition calcext:apply-style-name="cell" calcext:value="formula-is(AND(NOT(ISBLANK([.A$2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8:44:11.6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8:57:23.693000000</dc:date>
    <meta:editing-duration>PT2H44M35S</meta:editing-duration>
    <meta:editing-cycles>18</meta:editing-cycles>
    <meta:generator>LibreOffice/7.3.2.2$Windows_X86_64 LibreOffice_project/49f2b1bff42cfccbd8f788c8dc32c1c309559be0</meta:generator>
    <meta:document-statistic meta:table-count="1" meta:cell-count="55" meta:object-count="0"/>
  </office:meta>
</office:document-meta>
</file>